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02cm" fo:min-width="3.602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98cm" fo:min-width="3.90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4.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576cm" fo:min-width="4.22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084cm" fo:min-width="3.10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4.7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xml:id="id1" draw:id="id1" draw:layer="layout" svg:width="5.8cm" svg:height="2.9cm" svg:x="7.6cm" svg:y="3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0.5cm" svg:y1="6.8cm" svg:x2="12.075cm" svg:y2="7.7cm" draw:start-shape="id1" draw:start-glue-point="8" draw:end-shape="id2" draw:end-glue-point="4" svg:d="M10500 6800v451h1575v449" svg:viewBox="0 0 1576 901">
          <text:p/>
        </draw:connector>
        <draw:custom-shape draw:style-name="gr3" draw:text-style-name="P1" xml:id="id2" draw:id="id2" draw:layer="layout" svg:width="7cm" svg:height="2.3cm" svg:x="7.7cm" svg:y="7.7cm">
          <text:p text:style-name="P1">Podaj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4.6cm" svg:height="2.4cm" svg:x="4.3cm" svg:y="11.1cm">
          <text:p text:style-name="P1">a * a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2cm" svg:y1="10cm" svg:x2="6.6cm" svg:y2="11.1cm" draw:start-shape="id2" draw:start-glue-point="8" draw:end-shape="id3" draw:end-glue-point="0" svg:d="M11200 10000v551h-4600v549" svg:viewBox="0 0 4601 1101">
          <text:p/>
        </draw:connector>
        <draw:custom-shape draw:style-name="gr5" draw:text-style-name="P1" xml:id="id4" draw:id="id4" draw:layer="layout" svg:width="7.5cm" svg:height="2.9cm" svg:x="11.9cm" svg:y="12.1cm">
          <text:p text:style-name="P1">Wyświetl wyni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6.6cm" svg:y1="13.5cm" svg:x2="15.65cm" svg:y2="12.1cm" draw:start-shape="id3" draw:start-glue-point="2" draw:end-shape="id4" draw:end-glue-point="5" svg:d="M6600 13500v501h3800v-2402h5250v501" svg:viewBox="0 0 9051 2403">
          <text:p/>
        </draw:connector>
        <draw:custom-shape draw:style-name="gr6" draw:text-style-name="P1" xml:id="id7" draw:id="id7" draw:layer="layout" svg:width="5.1cm" svg:height="3.3cm" svg:x="8.2cm" svg:y="24.8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5.2cm" svg:height="2.5cm" svg:x="9.2cm" svg:y="16cm">
          <text:p text:style-name="P1">4 * a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7.5cm" svg:height="2.9cm" svg:x="7.9cm" svg:y="20.3cm">
          <text:p text:style-name="P1">Wyświetl wyni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14.712cm" svg:y1="15cm" svg:x2="11.8cm" svg:y2="16cm" draw:start-shape="id4" draw:start-glue-point="7" draw:end-shape="id5" draw:end-glue-point="0" svg:d="M14712 15000v501h-2912v499" svg:viewBox="0 0 2913 1001">
          <text:p/>
        </draw:connector>
        <draw:connector draw:style-name="gr2" draw:text-style-name="P1" draw:layer="layout" svg:x1="11.8cm" svg:y1="18.5cm" svg:x2="11.65cm" svg:y2="20.3cm" draw:start-shape="id5" draw:start-glue-point="2" draw:end-shape="id6" draw:end-glue-point="5" svg:d="M11800 18500v900h-150v900" svg:viewBox="0 0 151 1801">
          <text:p/>
        </draw:connector>
        <draw:connector draw:style-name="gr2" draw:text-style-name="P1" draw:layer="layout" svg:x1="10.712cm" svg:y1="23.2cm" svg:x2="10.75cm" svg:y2="24.8cm" draw:start-shape="id6" draw:start-glue-point="7" draw:end-shape="id7" draw:end-glue-point="4" svg:d="M10712 23200v801h38v799" svg:viewBox="0 0 39 16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2:09:19.955308670</meta:creation-date>
    <dc:date>2020-09-09T12:19:40.509015542</dc:date>
    <meta:editing-duration>P0D</meta:editing-duration>
    <meta:editing-cycles>1</meta:editing-cycles>
    <meta:document-statistic meta:object-count="13"/>
    <meta:generator>LibreOffice/6.4.5.2$Linux_X86_64 LibreOffice_project/40$Build-2</meta:generator>
  </office:meta>
</office:document-meta>
</file>